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style:font-weight-asian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font-weight="bold" style:font-weight-asian="bold"/>
    </style:style>
    <style:style style:name="P4" style:family="paragraph" style:parent-style-name="Standard">
      <style:paragraph-properties fo:line-height="150%"/>
      <style:text-properties fo:font-weight="bold" officeooo:paragraph-rsid="0002e63e" style:font-weight-asian="bold"/>
    </style:style>
    <style:style style:name="P5" style:family="paragraph" style:parent-style-name="Heading_20_1" style:master-page-name="Standard">
      <style:paragraph-properties fo:line-height="150%" fo:keep-together="auto" style:page-number="1" fo:keep-with-next="auto"/>
    </style:style>
    <style:style style:name="P6" style:family="paragraph" style:parent-style-name="Preformatted_20_Text">
      <style:paragraph-properties fo:line-height="150%"/>
      <style:text-properties fo:font-weight="bold" style:font-weight-asian="bold"/>
    </style:style>
    <style:style style:name="P7" style:family="paragraph" style:parent-style-name="Preformatted_20_Text">
      <style:paragraph-properties fo:line-height="150%"/>
      <style:text-properties fo:font-weight="bold" officeooo:paragraph-rsid="0002e63e" style:font-weight-asian="bold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ffff00" style:font-name="Courier New" fo:font-size="12pt" fo:font-weight="bold" fo:background-color="#000000" loext:char-shading-value="0" style:font-name-asian="Courier New1" style:font-size-asian="12pt" style:font-weight-asian="bold" style:font-name-complex="Courier New1" style:font-size-complex="12pt"/>
    </style:style>
    <style:style style:name="T3" style:family="text">
      <style:text-properties fo:color="#ffff00" style:font-name="Courier New" fo:font-size="12pt" fo:background-color="#000000" loext:char-shading-value="0" style:font-name-asian="Courier New1" style:font-size-asian="12pt" style:font-name-complex="Courier New1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6" style:family="text">
      <style:text-properties fo:font-variant="normal" fo:text-transform="none" fo:color="#37474f" style:font-name="Roboto Mono" fo:font-size="10.5pt" fo:letter-spacing="normal" fo:font-style="normal" fo:font-weight="normal" fo:background-color="#000000" loext:char-shading-value="0" style:font-name-asian="Courier New1" style:font-size-asian="12pt" style:font-name-complex="Courier New1" style:font-size-complex="12pt"/>
    </style:style>
    <style:style style:name="T7" style:family="text">
      <style:text-properties fo:font-variant="normal" fo:text-transform="none" fo:color="#d81b60" style:font-name="Roboto Mono" fo:font-size="10.5pt" fo:letter-spacing="normal" fo:font-style="normal" fo:font-weight="normal"/>
    </style:style>
    <style:style style:name="T8" style:family="text">
      <style:text-properties fo:font-variant="normal" fo:text-transform="none" fo:color="#d81b60" style:font-name="Roboto Mono" fo:font-size="10.5pt" fo:letter-spacing="normal" fo:font-style="normal" fo:font-weight="normal" officeooo:rsid="00038200"/>
    </style:style>
    <style:style style:name="T9" style:family="text">
      <style:text-properties fo:font-variant="normal" fo:text-transform="none" fo:color="#d81b60" style:font-name="Roboto Mono" fo:font-size="10.5pt" fo:letter-spacing="normal" fo:font-style="normal" fo:font-weight="normal" fo:background-color="#000000" loext:char-shading-value="0" style:font-name-asian="Courier New1" style:font-size-asian="12pt" style:font-name-complex="Courier New1" style:font-size-complex="12pt"/>
    </style:style>
    <style:style style:name="T10" style:family="text">
      <style:text-properties fo:font-variant="normal" fo:text-transform="none" fo:color="#d81b60" style:font-name="Roboto Mono" fo:font-size="10.5pt" fo:letter-spacing="normal" fo:font-style="normal" fo:font-weight="normal" officeooo:rsid="00038200" fo:background-color="#000000" loext:char-shading-value="0" style:font-name-asian="Courier New1" style:font-size-asian="12pt" style:font-name-complex="Courier New1" style:font-size-complex="12pt"/>
    </style:style>
    <style:style style:name="T11" style:family="text">
      <style:text-properties fo:font-variant="normal" fo:text-transform="none" fo:color="#ffff00" style:font-name="Courier New" fo:font-size="12pt" fo:letter-spacing="normal" fo:font-style="normal" fo:background-color="#000000" loext:char-shading-value="0" style:font-name-asian="Courier New1" style:font-size-asian="12pt" style:font-name-complex="Courier New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g91t6vufuy"/>Válassz magadnak feladatot!</text:p>
      <text:p text:style-name="P1"/>
      <text:p text:style-name="P1">Google Geocoding és Directions API használata – Réka, Tóni</text:p>
      <text:p text:style-name="P1"/>
      <text:p text:style-name="P6"><text:span text:style-name="T5">https:</text:span><text:span text:style-name="T7">//maps.googleapis.com/maps/api/geocode/json?address=1600+Amphitheatre+Parkway,+Mountain+View,+CA&amp;key=</text:span><text:span text:style-name="Variable"><text:span text:style-name="T7">YOUR_API_KEY</text:span></text:span></text:p>
      <text:p text:style-name="P4"><text:span text:style-name="T3">AIzaSyDSCmtxM00sTEJeEnm0oLerUZAcuhv_A4c</text:span></text:p>
      <text:p text:style-name="P7"><text:a xlink:type="simple" xlink:href="https://maps.googleapis.com/maps/api/geocode/json?address=Nagykanizsa+Árpád" text:style-name="Internet_20_link" text:visited-style-name="Visited_20_Internet_20_Link"><text:span text:style-name="T5">https:</text:span></text:a><text:a xlink:type="simple" xlink:href="https://maps.googleapis.com/maps/api/geocode/json?address=Nagykanizsa+Árpád" text:style-name="Internet_20_link" text:visited-style-name="Visited_20_Internet_20_Link"><text:span text:style-name="T7">//maps.googleapis.com/maps/api/geocode/json?address=</text:span></text:a><text:a xlink:type="simple" xlink:href="https://maps.googleapis.com/maps/api/geocode/json?address=Nagykanizsa+Árpád" text:style-name="Internet_20_link" text:visited-style-name="Visited_20_Internet_20_Link"><text:span text:style-name="T8">Nagykanizsa+Árpád</text:span></text:a><text:span text:style-name="T8"> utca23</text:span><text:span text:style-name="T7">&amp;key=</text:span><text:span text:style-name="Variable"><text:span text:style-name="T11">AIzaSyDSCmtxM00sTEJeEnm0oLerUZAcuhv_A4c</text:span></text:span></text:p>
      <text:p text:style-name="P1"/>
      <text:p text:style-name="P2">A HTML-ben legyen egy input elem, ahová a felhasználó egy tetszőleges földrajzi címet tud beírni (Pld “1036 Budapest, Csemete utca 10.” vagy “Ors Vezer ter” (sic))</text:p>
      <text:p text:style-name="P2"/>
      <text:p text:style-name="P2">A Google Geocoding API használatával kérd el ennek a címnek a GPS koordinátáit, rajzolj ki egy térképet, s rakj egy POI-t az adott helyre! Ha a felhasználó által megadott hely nem azonosítható, akkor azt egy, a felhasználónak megmutatott Bootstrap Modal ablakkal jelezd!</text:p>
      <text:p text:style-name="P2"/>
      <text:p text:style-name="P2">Kérdezd le a felhasználó böngészőjétől az <text:a xlink:type="simple" xlink:href="https://developer.mozilla.org/hu/docs/Web/API/Geolocation/Using_geolocation" text:style-name="ListLabel_20_1" text:visited-style-name="ListLabel_20_1"><text:span text:style-name="T1">aktuális földrajzi helyzetét</text:span></text:a>, és erre a pontra egy másik ikont rajzolj! Állítsd be úgy a térkép nézetét, hogy mindkét pont kényelmesen látszódjon a térképen!</text:p>
      <text:p text:style-name="P2"/>
      <text:p text:style-name="P2">Szorgalmi: egy gombnyomásra tervezz útvonalat a két pont között a Google Directions API segítségével!</text:p>
      <text:p text:style-name="P2"/>
      <text:p text:style-name="P2">API kulcs: <text:span text:style-name="T2">AIzaSyDSCmtxM00sTEJeEnm0oLerUZAcuhv_A4c</text:span></text:p>
      <text:p text:style-name="P1"/>
      <text:p text:style-name="P1">Google Maps JS API + Open Charge Map API használata</text:p>
      <text:p text:style-name="P1"/>
      <text:p text:style-name="P2">Legyen egy tömböd, amelyben GPS koordinátákat leíró objektumokat tárolsz!</text:p>
      <text:p text:style-name="P2"/>
      <text:p text:style-name="P2">Ezt a tömböt felhasználva rajzolj ki egy térképet, és rakj mindegyik lokációhoz egy-egy POI-t! A térkép zoom-ját és középpontját úgy állítsd be ezután, hogy minden POI kényelmesen látszódjon a térképen!</text:p>
      <text:p text:style-name="P2"><text:soft-page-break/></text:p>
      <text:p text:style-name="P2">Módosítsd a programodat úgy, hogy a Magyarország térkép betöltése után egy gombnyomásra indíts el egy AJAX kérést az <text:a xlink:type="simple" xlink:href="https://openchargemap.org/site/develop/api" text:style-name="ListLabel_20_1" text:visited-style-name="ListLabel_20_1"><text:span text:style-name="T1">Open Charge Map</text:span></text:a> API-ja felé, és töltsd le a <text:span text:style-name="T4">magyar, nyilvánosan elérhető</text:span> elektromos autó töltőpontokat!</text:p>
      <text:p text:style-name="P2"/>
      <text:p text:style-name="P2">Szorgalmi feladat: kérdezd le a felhasználó böngészőjétől az <text:a xlink:type="simple" xlink:href="https://developer.mozilla.org/hu/docs/Web/API/Geolocation/Using_geolocation" text:style-name="ListLabel_20_1" text:visited-style-name="ListLabel_20_1"><text:span text:style-name="T1">aktuális földrajzi helyzetét</text:span></text:a>, és az Open Charge Map-től csak az aktulis hely 100km-es vonzáskörzetén belüli töltőpontokat rajzold ki!</text:p>
      <text:p text:style-name="P1"/>
      <text:p text:style-name="P1">Grafikonrajzolás, tőzsdei árak – Szonja, Marci // Zita, Ági, Ádám</text:p>
      <text:p text:style-name="P1"/>
      <text:p text:style-name="P2">Legyen egy legalább 20 elemű tömböd, amelyben egy grafikon kirajzolásához szükséges adatokat tárolsz!</text:p>
      <text:p text:style-name="P2"/>
      <text:p text:style-name="P2">A HighCharts könyvtár használatával rajzolj egy idősoros grafikont ekeknek az adatoknak a megmutatására! (Pld:<text:a xlink:type="simple" xlink:href="https://www.highcharts.com/demo/line-basic" text:style-name="ListLabel_20_2" text:visited-style-name="ListLabel_20_2"> </text:a><text:a xlink:type="simple" xlink:href="https://www.highcharts.com/demo/line-basic" text:style-name="ListLabel_20_1" text:visited-style-name="ListLabel_20_1"><text:span text:style-name="T1">https://www.highcharts.com/demo/line-basic</text:span></text:a>)</text:p>
      <text:p text:style-name="P2">Hogyan kell megadni a grafikon tengelyeinek a feliratokat? Hogyan lehet megadni a grafikon vonalának a színét?</text:p>
      <text:p text:style-name="P2"/>
      <text:p text:style-name="P2">Regisztrálj az Alpha Vantage oldalán, és kérj API kulcsot (ingyenes), és használd fel a JSON API-jukat, hogy lekérd az IBM vállalat tőzsdei árának elmúlt 1 éves múltját! Rajzolj a megkapott adatokból grafikont!</text:p>
      <text:p text:style-name="P2"/>
      <text:p text:style-name="P2">Szorgalmi: a tickert (tőzsdei cég kódja) a felhasználó tudja megadni egy inputban, és egy gombnyomás hatására frissítsd a grafikont az adott cég adataival! (Ha a felhasználó egy nem létező cég kódját adta meg, akkor ízléses bootstrap hibakezeléssel tájékoztasd erről!)</text:p>
      <text:p text:style-name="P1"/>
      <text:p text:style-name="P1">Képek megjelenítése OwlCarousel-lel</text:p>
      <text:p text:style-name="P1"/>
      <text:p text:style-name="P2">Válassz ki 6db képet az<text:a xlink:type="simple" xlink:href="https://unsplash.com/" text:style-name="ListLabel_20_2" text:visited-style-name="ListLabel_20_2"> </text:a><text:a xlink:type="simple" xlink:href="https://unsplash.com/" text:style-name="ListLabel_20_1" text:visited-style-name="ListLabel_20_1"><text:span text:style-name="T1">UnSplash</text:span></text:a> oldalról, és készíts belőle egy olyan carouselt, amely desktop széles képernyőkön 3, tablet képernyőkön 2, mobil képernyőkön pedig 1 képet mutat egyszerre.</text:p>
      <text:p text:style-name="P2"/>
      <text:p text:style-name="P2">Amikor a felhasználó képet váltott (elgörgette) a carouselt, akkor írd ki konzolra az első kép azonosítóját, ami látható a képernyőn!</text:p>
      <text:p text:style-name="P2"/>
      <text:p text:style-name="P2">Rakj ki saját gombokat (bootstrap-es a.btn elemek), és ezekkel lehessen vezérelni a <text:soft-page-break/>carouselt, hogy eggyel előző ill. következő képre ugorjon.</text:p>
      <text:p text:style-name="P2"/>
      <text:p text:style-name="P2"/>
      <text:p text:style-name="P1">jQuery parallax plugin (parallaxify) – Bence, Ádám</text:p>
      <text:p text:style-name="P2"/>
      <text:p text:style-name="P2">Írj egy jQuery plugint, amely a kiválasztott elemekből egy parallax-os háttérrel rendelkező dobozt varázsol.</text:p>
      <text:p text:style-name="P2">A plugin konfigurációs objektumában lehessen megadni a háttérképet, valamint a parallax effektus sebességé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/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9-01-30T14:46:25.190000000</dc:date>
    <meta:editing-duration>PT4H41M13S</meta:editing-duration>
    <meta:editing-cycles>1</meta:editing-cycles>
    <meta:document-statistic meta:table-count="0" meta:image-count="0" meta:object-count="0" meta:page-count="3" meta:paragraph-count="28" meta:word-count="466" meta:character-count="3564" meta:non-whitespace-character-count="3123"/>
  </office:meta>
</office:document-meta>
</file>